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font-name="Arial1" fo:font-size="10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 style:list-style-name="L6">
      <style:text-properties fo:font-variant="normal" fo:text-transform="none" fo:color="#000000" style:text-line-through-style="none" style:font-name="Arial1" fo:font-size="10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198in"/>
      <style:text-properties fo:color="#000000" fo:background-color="#ffffff"/>
    </style:style>
    <style:style style:name="P10" style:family="paragraph" style:parent-style-name="Standard">
      <style:text-properties fo:font-variant="normal" fo:text-transform="none" fo:color="#000000" style:text-line-through-style="none" style:font-name="Consolas" fo:font-size="10.5pt" fo:font-style="normal" style:text-underline-style="none" fo:font-weight="normal" style:text-blinking="false" fo:background-color="#ffffff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font-name="Consolas" fo:font-size="10.5pt" fo:font-style="normal" style:text-underline-style="none" fo:font-weight="normal" style:text-blinking="false" fo:background-color="#ffffff" style:font-weight-asian="bold" style:font-weight-complex="bold"/>
    </style:style>
    <style:style style:name="P12" style:family="paragraph" style:parent-style-name="Standard">
      <style:paragraph-properties style:line-height-at-least="0.198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font-name="Arial1" fo:font-size="10pt" fo:font-style="normal" style:text-underline-style="none" style:text-blinking="false" fo:background-color="transparent"/>
    </style:style>
    <style:style style:name="T3" style:family="text">
      <style:text-properties fo:font-variant="normal" fo:text-transform="none" style:text-line-through-style="none" style:font-name="Arial1" fo:font-size="10pt" fo:font-style="normal" style:text-underline-style="none" fo:font-weight="bold" style:text-blinking="false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style:font-name="Consolas" fo:font-size="10.5pt" fo:font-weight="normal"/>
    </style:style>
    <style:style style:name="T6" style:family="text">
      <style:text-properties fo:color="#a31515"/>
    </style:style>
    <style:style style:name="T7" style:family="text">
      <style:text-properties fo:color="#a31515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008000" style:font-name="Consolas" fo:font-size="10.5pt" fo:font-weight="normal"/>
    </style:style>
    <style:style style:name="T10" style:family="text">
      <style:text-properties fo:color="#098658" style:font-name="Consolas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6046472629489120" text:style-name="L1">
        <text:list-item>
          <text:p text:style-name="P6"><text:bookmark text:name="docs-internal-guid-e9de67c5-7fff-a012-606e-1563133a16c1"/><text:span text:style-name="T2">Solving problems using array functions on rest countries data.</text:span></text:p>
        </text:list-item>
      </text:list>
      <text:p text:style-name="P5"/>
      <text:list xml:id="list1806349860694954275" text:style-name="L6">
        <text:list-item>
          <text:p text:style-name="P4">Get all the countries from Asia continent /region using Filter function</text:p>
        </text:list-item>
      </text:list>
      <text:p text:style-name="P3">Answer :</text:p>
      <text:p text:style-name="P11"><text:span text:style-name="T4">const</text:span> result = data.filter((x) <text:span text:style-name="T4">=&gt;</text:span> {</text:p>
      <text:p text:style-name="P9">    <text:span text:style-name="T5">if</text:span><text:span text:style-name="T8"> (x.region === </text:span><text:span text:style-name="T7">"Asia"</text:span><text:span text:style-name="T8">)</text:span></text:p>
      <text:p text:style-name="P9">    <text:span text:style-name="T5">return</text:span><text:span text:style-name="T8"> </text:span><text:span text:style-name="T5">true</text:span><text:span text:style-name="T8">;</text:span></text:p>
      <text:p text:style-name="P9">    </text:p>
      <text:p text:style-name="P9"> <text:span text:style-name="T8">})</text:span></text:p>
      <text:p text:style-name="P9"> <text:span text:style-name="T8">console.log(result);</text:span></text:p>
      <text:p text:style-name="P3"/>
      <text:list xml:id="list42328503" text:continue-numbering="true" text:style-name="L6">
        <text:list-item>
          <text:p text:style-name="P4">Get all the countries with a population of less than 2 lakhs using Filter function</text:p>
        </text:list-item>
      </text:list>
      <text:p text:style-name="P3">Answer:</text:p>
      <text:p text:style-name="P10"><text:span text:style-name="T4">const</text:span> result_b = data.filter((x) <text:span text:style-name="T4">=&gt;</text:span> {</text:p>
      <text:p text:style-name="P9">    <text:span text:style-name="T5">if</text:span><text:span text:style-name="T8"> (x.population &lt;</text:span><text:span text:style-name="T10">200000</text:span><text:span text:style-name="T8">)</text:span></text:p>
      <text:p text:style-name="P9">    <text:span text:style-name="T5">return</text:span><text:span text:style-name="T8"> </text:span><text:span text:style-name="T5">true</text:span><text:span text:style-name="T8">;</text:span></text:p>
      <text:p text:style-name="P9">    </text:p>
      <text:p text:style-name="P9"> <text:span text:style-name="T8">})</text:span></text:p>
      <text:p text:style-name="P9"> <text:span text:style-name="T8">console.log(result_b);</text:span></text:p>
      <text:p text:style-name="P2"/>
      <text:list xml:id="list42334318" text:continue-numbering="true" text:style-name="L6">
        <text:list-item>
          <text:p text:style-name="P4">Print the following details name, capital, flag using forEach function</text:p>
        </text:list-item>
      </text:list>
      <text:p text:style-name="P3">Answer:</text:p>
      <text:p text:style-name="P10"><text:span text:style-name="T4">function</text:span> myFunction(currentvalue,i) {</text:p>
      <text:p text:style-name="P9">    <text:span text:style-name="T8">console.log(data[i].name,data[i].capital,data[i].flag);</text:span></text:p>
      <text:p text:style-name="P12"/>
      <text:p text:style-name="P8">}</text:p>
      <text:p text:style-name="P12"/>
      <text:p text:style-name="P8">data.forEach(myFunction);</text:p>
      <text:p text:style-name="P12"/>
      <text:p text:style-name="P8">}</text:p>
      <text:p text:style-name="P2"/>
      <text:list xml:id="list42341768" text:continue-numbering="true" text:style-name="L6">
        <text:list-item>
          <text:p text:style-name="P4">Print the total population of countries using reduce function</text:p>
        </text:list-item>
      </text:list>
      <text:p text:style-name="P3"/>
      <text:p text:style-name="P1"><text:span text:style-name="T3">Answer:</text:span></text:p>
      <text:p text:style-name="P9">   <text:span text:style-name="T5">const</text:span><text:span text:style-name="T8"> sum = data.reduce((acc,c) </text:span><text:span text:style-name="T5">=&gt;</text:span><text:span text:style-name="T8"> { </text:span></text:p>
      <text:p text:style-name="P9">    <text:span text:style-name="T5">return</text:span><text:span text:style-name="T8"> acc+ c.population;</text:span></text:p>
      <text:p text:style-name="P9">    <text:span text:style-name="T8">},</text:span><text:span text:style-name="T10">0</text:span><text:span text:style-name="T8">);</text:span></text:p>
      <text:p text:style-name="P8">console.log(sum);</text:p>
      <text:p text:style-name="P2"/>
      <text:list xml:id="list42342269" text:continue-numbering="true" text:style-name="L6">
        <text:list-header>
          <text:p text:style-name="P4"/>
          <text:p text:style-name="P4"/>
          <text:p text:style-name="P4"/>
          <text:p text:style-name="P4"/>
          <text:p text:style-name="P4"/>
        </text:list-header>
        <text:list-item>
          <text:p text:style-name="P4"><text:soft-page-break/>Print the country which uses US Dollars as currency.</text:p>
        </text:list-item>
      </text:list>
      <text:p text:style-name="P3"/>
      <text:p text:style-name="P7"><text:span text:style-name="T1">Answer : </text:span></text:p>
      <text:p text:style-name="P7"><text:span text:style-name="T1"/></text:p>
      <text:p text:style-name="P7"><text:span text:style-name="T1"/></text:p>
      <text:p text:style-name="P7">const result_e = data.filter((x) =&gt; {</text:p>
      <text:p text:style-name="P7"><text:s text:c="4"/>if (x.currencies[0].code === "USD")</text:p>
      <text:p text:style-name="P7"><text:s text:c="4"/>return true;</text:p>
      <text:p text:style-name="P7"><text:s text:c="3"/></text:p>
      <text:p text:style-name="P7"><text:s/>})</text:p>
      <text:p text:style-name="P7">console.log(result_e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bhakaran Jeyamohan</meta:initial-creator>
    <meta:creation-date>2021-12-06T18:52:51.29</meta:creation-date>
    <meta:document-statistic meta:table-count="0" meta:image-count="0" meta:object-count="0" meta:page-count="2" meta:paragraph-count="38" meta:word-count="135" meta:character-count="999"/>
    <dc:date>2021-12-06T22:10:37.55</dc:date>
    <dc:creator>Prabhakaran Jeyamohan</dc:creator>
    <meta:editing-duration>PT43M16S</meta:editing-duration>
    <meta:editing-cycles>1</meta:editing-cycles>
    <meta:generator>OpenOffice/4.1.11$Win32 OpenOffice.org_project/4111m1$Build-9808</meta:generator>
  </office:meta>
</office:document-meta>
</file>